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321d05"/>
    </style:style>
    <style:style style:name="P2" style:family="paragraph" style:parent-style-name="Text_20_body">
      <style:text-properties officeooo:rsid="002f0c52" officeooo:paragraph-rsid="0033a292"/>
    </style:style>
    <style:style style:name="P3" style:family="paragraph" style:parent-style-name="Text_20_body">
      <style:text-properties officeooo:rsid="00227252" officeooo:paragraph-rsid="0033e67d"/>
    </style:style>
    <style:style style:name="P4" style:family="paragraph" style:parent-style-name="Heading_20_1" style:master-page-name="Right_20_Page">
      <style:paragraph-properties style:page-number="auto"/>
      <style:text-properties officeooo:rsid="00227252" officeooo:paragraph-rsid="0033e67d"/>
    </style:style>
    <style:style style:name="P5" style:family="paragraph" style:parent-style-name="Heading_20_2">
      <style:text-properties officeooo:paragraph-rsid="00321d05"/>
    </style:style>
    <style:style style:name="P6" style:family="paragraph" style:parent-style-name="Heading_20_2">
      <style:text-properties officeooo:paragraph-rsid="0033a292"/>
    </style:style>
    <style:style style:name="P7" style:family="paragraph" style:parent-style-name="Heading_20_2">
      <style:text-properties officeooo:paragraph-rsid="0033e67d"/>
    </style:style>
    <style:style style:name="P8" style:family="paragraph" style:parent-style-name="Heading_20_3">
      <style:text-properties officeooo:paragraph-rsid="00321d05"/>
    </style:style>
    <style:style style:name="P9" style:family="paragraph" style:parent-style-name="Heading_20_3">
      <style:text-properties officeooo:rsid="002f0c52" officeooo:paragraph-rsid="0033a292"/>
    </style:style>
    <style:style style:name="P10" style:family="paragraph" style:parent-style-name="Heading_20_3">
      <style:text-properties officeooo:paragraph-rsid="0033a292"/>
    </style:style>
    <style:style style:name="P11" style:family="paragraph" style:parent-style-name="Heading_20_3">
      <style:text-properties officeooo:rsid="00227252" officeooo:paragraph-rsid="0033e67d"/>
    </style:style>
    <style:style style:name="P12" style:family="paragraph" style:parent-style-name="Heading_20_3">
      <style:text-properties officeooo:paragraph-rsid="0033e67d"/>
    </style:style>
    <style:style style:name="T1" style:family="text">
      <style:text-properties officeooo:rsid="0008f0b2"/>
    </style:style>
    <style:style style:name="T2" style:family="text">
      <style:text-properties officeooo:rsid="002f0c52"/>
    </style:style>
    <style:style style:name="T3" style:family="text">
      <style:text-properties officeooo:rsid="0033a292"/>
    </style:style>
    <style:style style:name="T4" style:family="text">
      <style:text-properties officeooo:rsid="002272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Kumbaya</text:h>
      <text:h text:style-name="P7" text:outline-level="2">(<text:span text:style-name="T4">Traditional</text:span>)</text:h>
      <text:h text:style-name="P11" text:outline-level="3">[CHORUS]</text:h>
      <text:p text:style-name="P3">G <text:s text:c="16"/>C <text:s text:c="5"/>G</text:p>
      <text:p text:style-name="P3">Kum-ba-ya my Lord, kum-ba-ya</text:p>
      <text:p text:style-name="P3">G <text:s text:c="17"/>C <text:s text:c="5"/>D</text:p>
      <text:p text:style-name="P3">Kum-ba-ya my Lord, kum-ba-ya</text:p>
      <text:p text:style-name="P3">G <text:s text:c="18"/>C <text:s text:c="5"/>G</text:p>
      <text:p text:style-name="P3">Kum-ba-ya my Lord, kum-ba-ya</text:p>
      <text:p text:style-name="P3">C <text:s text:c="2"/>G <text:s text:c="4"/>D <text:s text:c="4"/>G</text:p>
      <text:p text:style-name="P3">Oh Lord, kum-ba-ya </text:p>
      <text:h text:style-name="P12" text:outline-level="3">[VERSE 1]</text:h>
      <text:p text:style-name="P3">G <text:s text:c="22"/>C <text:s text:c="5"/>G</text:p>
      <text:p text:style-name="P3">Someone's singing Lord, kum-ba-ya</text:p>
      <text:p text:style-name="P3">G <text:s text:c="22"/>C <text:s text:c="5"/>D</text:p>
      <text:p text:style-name="P3">Someone's singing Lord, kum-ba-ya</text:p>
      <text:p text:style-name="P3">G <text:s text:c="22"/>C <text:s text:c="5"/>G</text:p>
      <text:p text:style-name="P3">Someone's singing Lord, kum-ba-ya</text:p>
      <text:p text:style-name="P3">C <text:s text:c="2"/>G <text:s text:c="4"/>D <text:s text:c="4"/>G</text:p>
      <text:p text:style-name="P3">Oh Lord, kum-ba-ya </text:p>
      <text:h text:style-name="P12" text:outline-level="3">[VERSE 2]</text:h>
      <text:p text:style-name="P3">G <text:s text:c="24"/>C <text:s text:c="5"/>G</text:p>
      <text:p text:style-name="P3">Someone's laughing, Lord, kum-ba-ya</text:p>
      <text:p text:style-name="P3">G <text:s text:c="24"/>C <text:s text:c="5"/>D</text:p>
      <text:p text:style-name="P3">Someone's laughing, Lord, kum-ba-ya</text:p>
      <text:p text:style-name="P3">G <text:s text:c="24"/>C <text:s text:c="5"/>G</text:p>
      <text:p text:style-name="P3">Someone's laughing, Lord, kum-ba-ya</text:p>
      <text:p text:style-name="P3">C <text:s text:c="2"/>G <text:s text:c="4"/>D <text:s text:c="5"/>G</text:p>
      <text:p text:style-name="P3">Oh Lord, kum-ba-ya </text:p>
      <text:p text:style-name="P3"/>
      <text:p text:style-name="P3"/>
      <text:p text:style-name="P3"/>
      <text:p text:style-name="P3"/>
      <text:h text:style-name="P12" text:outline-level="3"><text:soft-page-break/>[VERSE 3]</text:h>
      <text:p text:style-name="P3">G <text:s text:c="22"/>C <text:s text:c="5"/>G</text:p>
      <text:p text:style-name="P3">Someone's crying, Lord, kum-ba-ya</text:p>
      <text:p text:style-name="P3">G <text:s text:c="22"/>C <text:s text:c="5"/>D</text:p>
      <text:p text:style-name="P3">Someone's crying, Lord, kum-ba-ya</text:p>
      <text:p text:style-name="P3">G <text:s text:c="22"/>C <text:s text:c="5"/>G</text:p>
      <text:p text:style-name="P3">Someone's crying, Lord, kum-ba-ya</text:p>
      <text:p text:style-name="P3">C <text:s text:c="2"/>G <text:s text:c="4"/>D <text:s text:c="5"/>G</text:p>
      <text:p text:style-name="P3">Oh Lord, kum-ba-ya </text:p>
      <text:h text:style-name="P12" text:outline-level="3">[VERSE 4]</text:h>
      <text:p text:style-name="P3">G <text:s text:c="23"/>C <text:s text:c="5"/>G</text:p>
      <text:p text:style-name="P3">Someone's praying, Lord, kum-ba-ya</text:p>
      <text:p text:style-name="P3">G <text:s text:c="23"/>C <text:s text:c="5"/>D</text:p>
      <text:p text:style-name="P3">Someone's praying, Lord, kum-ba-ya</text:p>
      <text:p text:style-name="P3">G <text:s text:c="23"/>C <text:s text:c="5"/>G</text:p>
      <text:p text:style-name="P3">Someone's praying, Lord, kum-ba-ya</text:p>
      <text:p text:style-name="P3">C <text:s text:c="2"/>G <text:s text:c="4"/>D <text:s text:c="5"/>G</text:p>
      <text:p text:style-name="P3">Oh Lord, kum-ba-ya </text:p>
      <text:h text:style-name="P12" text:outline-level="3">[VERSE 5]</text:h>
      <text:p text:style-name="P3">G <text:s text:c="24"/>C <text:s text:c="5"/>G</text:p>
      <text:p text:style-name="P3">Someone's sleeping, Lord, kum-ba-ya</text:p>
      <text:p text:style-name="P3">G <text:s text:c="24"/>C <text:s text:c="5"/>D</text:p>
      <text:p text:style-name="P3">Someone's sleeping, Lord, kum-ba-ya</text:p>
      <text:p text:style-name="P3">G <text:s text:c="24"/>C <text:s text:c="5"/>G</text:p>
      <text:p text:style-name="P3">Someone's sleeping, Lord, kum-ba-ya</text:p>
      <text:p text:style-name="P3">C <text:s text:c="2"/>G <text:s text:c="4"/>D <text:s text:c="5"/>G</text:p>
      <text:p text:style-name="P3">Oh Lord, kum-ba-ya</text:p>
      <text:p text:style-name="P3">C <text:s text:c="2"/>G <text:s text:c="4"/>D <text:s text:c="5"/>G</text:p>
      <text:p text:style-name="P3"><text:span text:style-name="T4">Oh Lord, kum-ba-y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7M6S</meta:editing-duration>
    <meta:editing-cycles>38</meta:editing-cycles>
    <meta:generator>LibreOffice/5.2.7.2$MacOSX_X86_64 LibreOffice_project/2b7f1e640c46ceb28adf43ee075a6e8b8439ed10</meta:generator>
    <dc:title>Lyrics + Chords</dc:title>
    <dc:date>2017-08-01T11:06:33.490418000</dc:date>
    <meta:print-date>2017-04-03T12:23:29.985893000</meta:print-date>
    <meta:document-statistic meta:table-count="0" meta:image-count="0" meta:object-count="0" meta:page-count="2" meta:paragraph-count="58" meta:word-count="188" meta:character-count="1498" meta:non-whitespace-character-count="80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